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4576f"/>
    </style:style>
    <style:style style:name="P2" style:family="paragraph" style:parent-style-name="Standard">
      <style:text-properties officeooo:paragraph-rsid="0005c35a"/>
    </style:style>
    <style:style style:name="P3" style:family="paragraph" style:parent-style-name="Standard">
      <style:text-properties officeooo:paragraph-rsid="00072877"/>
    </style:style>
    <style:style style:name="T1" style:family="text">
      <style:text-properties officeooo:rsid="00054c88"/>
    </style:style>
    <style:style style:name="T2" style:family="text">
      <style:text-properties officeooo:rsid="000728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i hello </text:span></text:p>
      <text:p text:style-name="P2"/>
      <text:p text:style-name="P3"><text:span text:style-name="T2">am rakhi</text:span></text:p>
      <text:p text:style-name="P3">as of today its been over 23 years in my life and am happy to live all these days and am thankful to many people who were part in my life. here this is not the place to thank them all but to share few beautiful things in my life and few days to remember apart from my birthday and my family its about few characters that came into my life in midst of the way and they are responsible for some moments that i cheered and i cried the first being 14th of april 2008, that day stands as the day of seeing her, sreeja and that made me cry for over a span of 7years and i became happy when , the date is dec 21 2014, the day she, moni came ito my life as not just a friend but as an answer to many of the unsolved questions of my life... sadly i missed her because of my personal in capabilities then i should have stopped felling into this pit of love but i could not when i miss this girl, pranavi. the girl who was with me just for few days but she is now the best part of my life when i lost moni and while am alone. we both belong to a category of people who love to live with people and we dont express thelove. we both hate loosing and also wining the people. so today am again back to the place that i ha 12 years ago, the boy of family to the man of family. happy to be this but the sad part is loosing one in every stage of life. thank you girls for some best moments of my life, thank you very much. hope we meet in future atleast as friends that we started in the beginning</text:p>
      <text:p text:style-name="P1">miss you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09:55:21.416745975</meta:creation-date>
    <dc:date>2019-07-09T10:02:42.983275078</dc:date>
    <meta:editing-duration>PT3M7S</meta:editing-duration>
    <meta:editing-cycles>4</meta:editing-cycles>
    <meta:generator>LibreOffice/6.0.7.3$Linux_X86_64 LibreOffice_project/00m0$Build-3</meta:generator>
    <meta:document-statistic meta:table-count="0" meta:image-count="0" meta:object-count="0" meta:page-count="1" meta:paragraph-count="4" meta:word-count="316" meta:character-count="1508" meta:non-whitespace-character-count="1195"/>
  </office:meta>
</office:document-meta>
</file>